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854cc" officeooo:paragraph-rsid="000854cc"/>
    </style:style>
    <style:style style:name="T1" style:family="text">
      <style:text-properties officeooo:rsid="000854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ssignment <text:span text:style-name="T1">3</text:span></text:p>
      <text:p text:style-name="Text_20_body"/>
      <text:p text:style-name="P1">Overview of SQL</text:p>
      <text:p text:style-name="P1">1) Does ANSI recognize the data type Date?</text:p>
      <text:p text:style-name="P1">Answer – No</text:p>
      <text:p text:style-name="P1">2) Which subdivision of SQL is used to insert values in tables?</text:p>
      <text:p text:style-name="P1">Answer – Insert Command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5:55:54.559970256</meta:creation-date>
    <dc:date>2023-09-14T16:01:23.875967163</dc:date>
    <meta:editing-duration>PT5M31S</meta:editing-duration>
    <meta:editing-cycles>1</meta:editing-cycles>
    <meta:document-statistic meta:table-count="0" meta:image-count="0" meta:object-count="0" meta:page-count="1" meta:paragraph-count="6" meta:word-count="30" meta:character-count="166" meta:non-whitespace-character-count="140"/>
    <meta:generator>LibreOffice/7.5.6.2$Linux_X86_64 LibreOffice_project/74b04fd244653812fb00ec1089b78fdb4d2aa458</meta:generator>
  </office:meta>
</office:document-meta>
</file>